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8.779cm" table:align="center" style:writing-mode="lr-tb"/>
    </style:style>
    <style:style style:name="Tabela1.A" style:family="table-column">
      <style:table-column-properties style:column-width="8.779cm"/>
    </style:style>
    <style:style style:name="Tabela1.1" style:family="table-row">
      <style:table-row-properties style:keep-together="false"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2" style:family="table-row">
      <style:table-row-properties style:min-row-height="0.429cm" style:keep-together="false" fo:keep-together="always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alavraschave">
      <style:paragraph-properties fo:margin-left="0cm" fo:margin-right="0.635cm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Secao">
      <style:paragraph-properties fo:margin-top="0cm" fo:margin-bottom="0cm"/>
      <style:text-properties fo:language="pt" fo:country="BR"/>
    </style:style>
    <style:style style:name="P4" style:family="paragraph" style:parent-style-name="Autores">
      <style:paragraph-properties fo:margin-top="0cm" fo:margin-bottom="0cm"/>
      <style:text-properties fo:font-size="10pt" fo:language="pt" fo:country="BR" style:font-size-asian="8.75pt" style:language-asian="zxx" style:country-asian="none" style:font-size-complex="10pt"/>
    </style:style>
    <style:style style:name="P5" style:family="paragraph" style:parent-style-name="Afiliacao">
      <style:paragraph-properties fo:margin-top="0cm" fo:margin-bottom="0cm"/>
      <style:text-properties fo:font-size="10pt" fo:language="pt" fo:country="BR" style:font-size-asian="8.75pt" style:language-asian="zxx" style:country-asian="none" style:font-size-complex="10pt"/>
    </style:style>
    <style:style style:name="P6" style:family="paragraph" style:parent-style-name="Default_20_Paragraph_20_Font1">
      <style:paragraph-properties fo:text-align="center" style:justify-single-word="false" fo:orphans="2" fo:widows="2" style:snap-to-layout-grid="false"/>
      <style:text-properties fo:font-size="11pt" fo:language="pt" fo:country="BR" fo:font-weight="bold" style:font-size-asian="11pt" style:font-weight-asian="bold"/>
    </style:style>
    <style:style style:name="P7" style:family="paragraph" style:parent-style-name="Default_20_Paragraph_20_Font1">
      <style:paragraph-properties fo:text-align="center" style:justify-single-word="false" fo:orphans="2" fo:widows="2" style:snap-to-layout-grid="false"/>
      <style:text-properties fo:font-size="11pt" fo:language="pt" fo:country="BR" style:font-size-asian="11pt" style:font-size-complex="11pt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9" style:family="paragraph" style:parent-style-name="Standard" style:list-style-name="L3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language="pt" fo:country="PT" style:font-name-asian="Times New Roman2" style:font-size-asian="10pt" style:language-asian="pt" style:country-asian="PT" style:font-name-complex="Times New Roman2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language="pt" fo:country="PT" fo:font-weight="normal" style:font-name-asian="Times New Roman2" style:font-size-asian="10pt" style:language-asian="pt" style:country-asian="PT" style:font-weight-asian="normal" style:font-name-complex="Times New Roman2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/>
    </style:style>
    <style:style style:name="P29" style:family="paragraph" style:parent-style-name="Standard" style:list-style-name="">
      <style:paragraph-properties fo:text-align="justify" style:justify-single-word="false" style:text-autospace="none" style:writing-mode="lr-tb"/>
      <style:text-properties style:font-name="Arial"/>
    </style:style>
    <style:style style:name="P30" style:family="paragraph" style:parent-style-name="Standard" style:list-style-name="">
      <style:paragraph-properties fo:text-align="justify" style:justify-single-word="false" style:text-autospace="none" style:writing-mode="lr-tb"/>
    </style:style>
    <style:style style:name="P31" style:family="paragraph" style:parent-style-name="Resumo">
      <style:paragraph-properties fo:margin-left="0cm" fo:margin-right="0.635cm" fo:text-indent="0cm" style:auto-text-indent="false"/>
    </style:style>
    <style:style style:name="P32" style:family="paragraph" style:parent-style-name="Secao">
      <style:paragraph-properties fo:margin-left="0cm" fo:margin-right="0.635cm" fo:text-indent="0cm" style:auto-text-indent="false"/>
    </style:style>
    <style:style style:name="P33" style:family="paragraph" style:parent-style-name="Autores" style:master-page-name="Standard">
      <style:paragraph-properties style:page-number="auto"/>
      <style:text-properties fo:font-size="12pt" fo:language="pt" fo:country="BR" fo:font-weight="bold" style:font-size-asian="12pt" style:language-asian="zxx" style:country-asian="none" style:font-weight-asian="bold" style:font-size-complex="12pt"/>
    </style:style>
    <style:style style:name="T1" style:family="text">
      <style:text-properties fo:font-variant="normal" fo:text-transform="none" fo:color="#000000" style:font-name="Times New Roman1" fo:letter-spacing="normal" fo:language="pt" fo:country="BR" fo:font-style="italic" fo:font-weight="normal" style:font-style-asian="italic" style:font-style-complex="italic"/>
    </style:style>
    <style:style style:name="T2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bold" style:font-weight-asian="bold"/>
    </style:style>
    <style:style style:name="T5" style:family="text">
      <style:text-properties fo:language="pt" fo:country="BR" fo:font-style="italic" style:font-style-asian="italic" style:font-style-complex="italic"/>
    </style:style>
    <style:style style:name="T6" style:family="text">
      <style:text-properties fo:language="pt" fo:country="BR" fo:font-style="normal" style:font-style-asian="normal" style:font-style-complex="normal"/>
    </style:style>
    <style:style style:name="T7" style:family="text">
      <style:text-properties style:font-name="Symbol" fo:font-weight="bold" style:font-weight-asian="bold"/>
    </style:style>
    <style:style style:name="T8" style:family="text">
      <style:text-properties style:font-name="Courier New" fo:language="pt" fo:country="BR" style:font-name-complex="Courier New"/>
    </style:style>
    <style:style style:name="T9" style:family="text">
      <style:text-properties style:font-name="Times New Roman2" fo:font-size="10pt" fo:language="pt" fo:country="PT" style:font-name-asian="Times New Roman2" style:font-size-asian="10pt" style:language-asian="pt" style:country-asian="PT" style:font-name-complex="Times New Roman2" style:font-size-complex="10pt"/>
    </style:style>
    <style:style style:name="T10" style:family="text">
      <style:text-properties fo:font-size="10pt" fo:language="pt" fo:country="PT" style:font-name-asian="Times New Roman2" style:font-size-asian="10pt" style:language-asian="pt" style:country-asian="PT" style:font-name-complex="Times New Roman2" style:font-size-complex="10pt"/>
    </style:style>
    <style:style style:name="T11" style:family="text">
      <style:text-properties fo:font-size="10pt" fo:language="pt" fo:country="PT" fo:font-weight="normal" style:font-name-asian="Times New Roman2" style:font-size-asian="10pt" style:language-asian="pt" style:country-asian="PT" style:font-weight-asian="normal" style:font-name-complex="Times New Roman2" style:font-size-complex="10pt" style:font-weight-complex="normal"/>
    </style:style>
    <style:style style:name="T12" style:family="text">
      <style:text-properties fo:language="pt" fo:country="PT" style:font-name-asian="Times New Roman2" style:language-asian="pt" style:country-asian="PT" style:font-name-complex="Times New Roman2"/>
    </style:style>
    <style:style style:name="T13" style:family="text">
      <style:text-properties fo:language="pt" fo:country="PT" fo:font-style="italic" style:font-name-asian="Times New Roman2" style:language-asian="pt" style:country-asian="PT" style:font-style-asian="italic" style:font-name-complex="Times New Roman2" style:font-style-complex="italic"/>
    </style:style>
    <style:style style:name="T14" style:family="text">
      <style:text-properties style:font-name="Arial" fo:font-size="10pt" fo:language="pt" fo:country="PT" style:font-name-asian="Times New Roman2" style:font-size-asian="10pt" style:language-asian="pt" style:country-asian="PT" style:font-name-complex="Times New Roman2" style:font-size-complex="10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Reconhecimento Automático de Locutor utilizando redes neurais artificiais</text:p>
      <text:p text:style-name="P5"/>
      <text:p text:style-name="P4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6">Autor</text:p>
          </table:table-cell>
        </table:table-row>
        <table:table-row table:style-name="Tabela1.2">
          <table:table-cell table:style-name="Tabela1.A1" office:value-type="string">
            <text:p text:style-name="P7">Rodrigo de Toledo Caropreso</text:p>
          </table:table-cell>
        </table:table-row>
      </table:table>
      <text:p text:style-name="P3"/>
      <text:p text:style-name="P31"><text:span text:style-name="T4">Resumo</text:span><text:span text:style-name="T7"></text:span><text:span text:style-name="T3"> </text:span><text:span text:style-name="T1">Reconhecimento de padrões é um problema bastante estudado e abordado de diversas formas. Particularmente, o reconhecimento de fala mostra-se como uma área onde há ainda muito a ser explorado. </text:span><text:span text:style-name="T2">As redes neurais são uma técnica que auxiliam na tarefa de reconhecimento de padrões, dada suas características e vantagens frente à natureza não-estruturada dos padrões. Principalmente nos padrões de fala, onde uma estrutura exata é difícil de ser definida face a grande variabilidade existente, provocada por entonação, timbre, sotaque, etc. Visando diminuir esta variabilidade, algumas restrições são impostas às aplicações, procurando torná-las menos complexas.</text:span></text:p>
      <text:p text:style-name="P32"><text:span text:style-name="T5"/></text:p>
      <text:p text:style-name="P2"><text:span text:style-name="T4">Palavras-chave</text:span><text:span text:style-name="T7"></text:span><text:span text:style-name="T3"> Redes Neurais, locutor, reconhecimento, </text:span><text:span text:style-name="T6">padrões</text:span><text:span text:style-name="T3">, perceptron, cepstrum.</text:span><text:span text:style-name="T8"> </text:span></text:p>
      <text:p text:style-name="P8"/>
      <text:section text:style-name="Sect1" text:name="Seção1">
        <text:p text:style-name="P8"/>
        <text:p text:style-name="P12">1 - Introdução</text:p>
        <text:p text:style-name="P8"/>
        <text:p text:style-name="P22">O reconhecimento da voz humana e de um interlocutor tem sido objeto de estudo cada vez mais frequente na atualidade [CORSI, 81],[JACOBS,88].</text:p>
        <text:p text:style-name="P29"><text:span text:style-name="T10"/></text:p>
        <text:p text:style-name="P29"><text:span text:style-name="T10">O Reconhecimento Automático de Locutores (RAL) tem despertado, durante as últimas décadas um profundo interesse por parte da comunidade científica e, por conta disso, tem sido fruto de amplas pesquisas.</text:span></text:p>
        <text:p text:style-name="P29"><text:span text:style-name="T10"/></text:p>
        <text:p text:style-name="P29"><text:span text:style-name="T10">Como resultado destas pesquisas foi possível elaborar procedimentos e algoritmos capazes de processar e efetuar o RAL. Entretanto, apesar dos avanços obtidos pelas pesquisas, ainda não foi possível obter uma máquina capaz de compreender toda a fala de um ser humano.</text:span></text:p>
        <text:p text:style-name="P29"><text:span text:style-name="T10"/></text:p>
        <text:p text:style-name="P29"><text:span text:style-name="T10">Ainda assim, o avanço da tecnologia, dos computadores e das telecomunicações tem servido como fator de ampliação das pesquisas na área do RAL e suas possibilidades: aplicações de automação bancária, controle de acesso à informações, sistemas de segurança e outras [HATON, 81].</text:span></text:p>
        <text:p text:style-name="P29"><text:span text:style-name="T10"/></text:p>
        <text:p text:style-name="P30"><text:span text:style-name="T14">De uma forma mais simples, podemos definir o RAL como sendo a capacidade de reconhecer uma determinada pessoa através da sua voz, sendo uma variação do Reconhecimento de Voz, outro assunto amplamente estudado por diversos pesquisadores [PICONE, 93], [FURUI, 89]. </text:span></text:p>
        <text:p text:style-name="P30"><text:span text:style-name="T14"/></text:p>
        <text:p text:style-name="P30"><text:span text:style-name="T14">Entretanto, no estudo do Reconhecimento de Voz as variações referentes aos locutores não são consideradas, enquanto que no RAL. toda e qualquer variação intra-locutor é amplamente levada em consideração para as análises. </text:span></text:p>
        <text:p text:style-name="P30"><text:span text:style-name="T14"/></text:p>
        <text:p text:style-name="P30"><text:span text:style-name="T14">Alguns estudos abrangentes sobre o RAL podem ser vistos em [ATAL, 76], [CORSI, 81] e [GISH, 94]. </text:span><text:span text:style-name="T9"><text:s text:c="4"/></text:span></text:p>
        <text:p text:style-name="P29"><text:span text:style-name="T10"/></text:p>
        <text:p text:style-name="P29"><text:span text:style-name="T10">Em paralelo à estas pesquisas, os estudos na área de Inteligência Artificial e Redes Neurais Artificiais (RNA) têm se intensificado e novas técnicas vêm sendo introduzidas pela comunidade científica ao longo dos últimos anos. a exemplo de [SAMBUR, 75] e [ATAL, 76].</text:span></text:p>
        <text:p text:style-name="P9"/>
        <text:p text:style-name="P9"><text:span text:style-name="T12">Diversos trabalhos sobre as Redes Neurais Artificiais [CASAGRANDE, 97],[ELMAN, 90], [JORDAN,86], [MAGNI, 98], [TMOSZCZUCK,98] mostram a viabilidade do uso de classificadores neurais. Os Classificadores do tipo Multi-Layer Perceptron (MLP) têm sido amplamente utilizados em problemas de identificação do locutor, devido à sua simplicidade e eficiência. </text:span></text:p>
        <text:p text:style-name="P9"><text:span text:style-name="T12"/></text:p>
        <text:p text:style-name="P9"><text:span text:style-name="T12">Por este motivo a rede MLP será usada como modelo de classificador padrão no estudo deste trabalho e seu desempenho servirá como balizador para comparação com as demais redes.</text:span></text:p>
        <text:p text:style-name="P9"/>
        <text:p text:style-name="P9">A proposta deste trabalho é avaliar a o desempenho de redes neurais artificiais no processo de reconhecimento automático de locutor.</text:p>
        <text:p text:style-name="P9"/>
        <text:p text:style-name="P9"/>
        <text:p text:style-name="P13">2 – Descrição do problema</text:p>
        <text:p text:style-name="P11"/>
        <text:p text:style-name="P11"><text:span text:style-name="T12">O problema de reconhecimento de fala é de difícil tratabilidade. A maior dificuldade é a sua natureza interdisciplinar. Além dessa, variabilidades acústicas, do transdutor, intra-locutor, entre <text:s/>locutores estão relacionadas com o problema. Mas. em contra partida, várias áreas podem ser beneficiadas com o uso desta técnica, tornando um campo desafiador para ser pesquisado. </text:span></text:p>
        <text:p text:style-name="P11"><text:span text:style-name="T12"/></text:p>
        <text:p text:style-name="P11"/>
        <text:p text:style-name="P11">O problema a ser abordado no trabalho é:</text:p>
        <text:p text:style-name="P11"/>
        <text:list xml:id="list20300528" text:style-name="L1">
          <text:list-item>
            <text:p text:style-name="P17"><text:soft-page-break/>qual é a viabilidade, em termos de desempenho ao se utilizar paradigmas de redes neurais artificiais no processo de reconhecimento e identificação de um locutor?</text:p>
          </text:list-item>
        </text:list>
        <text:p text:style-name="P11"/>
        <text:p text:style-name="P11"/>
        <text:p text:style-name="P11">2.2 – Objetivos Gerais</text:p>
        <text:p text:style-name="P11"/>
        <text:p text:style-name="P11"/>
        <text:list xml:id="list20290135" text:style-name="L2">
          <text:list-item>
            <text:p text:style-name="P27"><text:span text:style-name="T12">Apresentar as redes neurais utilizadas no trabalho;</text:span></text:p>
          </text:list-item>
          <text:list-item>
            <text:p text:style-name="P27"><text:span text:style-name="T12">pretende-se utilizar técnicas de pré-processamento e extração de características do sinal da fala através do modelo cepstrum [41 ]. apresentando uma descrição sucinta de técnicas de pré-ênfase até os métodos de extração de coeficientes mel-cepstrais e energia. </text:span></text:p>
          </text:list-item>
          <text:list-item>
            <text:p text:style-name="P18">avaliar se este modelo pode ser usado de forma consistente para identificar corretamente o locutor, com uma taxa aceitável de acerto.</text:p>
          </text:list-item>
        </text:list>
        <text:p text:style-name="P9"/>
        <text:p text:style-name="P9"/>
        <text:p text:style-name="P11">2.3 – Objetivos Específicos</text:p>
        <text:p text:style-name="P11"/>
        <text:p text:style-name="P11"/>
        <text:list xml:id="list20308736" text:style-name="L3">
          <text:list-item>
            <text:p text:style-name="P19">descrever o algoritmo de RNA usado;</text:p>
          </text:list-item>
          <text:list-item>
            <text:p text:style-name="P19">descrever o pré-processamento utilizado;</text:p>
          </text:list-item>
          <text:list-item>
            <text:p text:style-name="P19">selecionar as amostras de treinamento e operação da rede;</text:p>
          </text:list-item>
          <text:list-item>
            <text:p text:style-name="P19">criar os modelos computacionais e realizar as simulações (treinamento/operação);</text:p>
          </text:list-item>
          <text:list-item>
            <text:p text:style-name="P19">apresentar os resultados das simulações e a análise crítica da proposta.</text:p>
          </text:list-item>
        </text:list>
        <text:p text:style-name="P11"/>
        <text:p text:style-name="P11"/>
        <text:p text:style-name="P11">2.4 – Metodologia adotada</text:p>
        <text:p text:style-name="P10"/>
        <text:p text:style-name="P10"/>
        <text:p text:style-name="P10"><text:span text:style-name="T12">A base de dados de voz utilizada neste trabalho será a Speaker Recognition v1.0, desenvolvida pelo </text:span><text:span text:style-name="T13">Center of Spoken Language Understanding (CSLU) do Oregon Graduate Institute (OGI)</text:span><text:span text:style-name="T12">, e consiste na gravação de amostras de voz de 90 participantes ao telefone. </text:span></text:p>
        <text:p text:style-name="P10"><text:span text:style-name="T12"/></text:p>
        <text:p text:style-name="P10"><text:span text:style-name="T12">Cada participante gravou sua voz em doze sessões ao longo de um período de vários meses. Por se tratar de uma base americana, as frases foram construídas no idioma inglês.</text:span></text:p>
        <text:p text:style-name="P10"/>
        <text:p text:style-name="P10">O desenvolvimento do problema irá consistir na seleção das amostras, treinamento e operação da rede neural escolhida, com a respectiva análise dos resultados em termos de desempenho no reconhecimento.</text:p>
        <text:p text:style-name="P8"/>
        <text:p text:style-name="P14">Referências</text:p>
        <text:p text:style-name="P11"/>
        <text:p text:style-name="P23">[ATAL, 76] - ATAL, B.S. Automatic recognition of speakers from their voices. Proceedings of the IEEE, v.64, n.4, p.460-75, Apr. 1976.</text:p>
        <text:p text:style-name="P11"/>
        <text:p text:style-name="P28"><text:span text:style-name="T11">[CASAGRANDE, 97] - CASAGRANDE, R. Redes neurais artificiais com retardos temporais aplicadas ao reconhecimento automático do locutor. </text:span><text:span text:style-name="T10">São Paulo, 1997, 80p. Dissertação de Mestrado, EPUSP.</text:span></text:p>
        <text:p text:style-name="P11"/>
        <text:p text:style-name="P9"><text:span text:style-name="T12">[CORSI, 81] - CORSI. P. Speaker recognition: a survey. In: Proceedings of the NATO Advanced Study Institute, Bonas, 1981. Automatic Speech Analisys and Recognition. Dordrecht, D. Reidel Publishing company, 1982. pp.277-308.</text:span></text:p>
        <text:p text:style-name="P9"/>
        <text:p text:style-name="P22">[ELMAN, 90] - ELMAN, J. Finding Structure in Time. Cognitive Science 14, pp. 179-211, 1990.</text:p>
        <text:p text:style-name="P9"/>
        <text:p text:style-name="P9"><text:span text:style-name="T12">[FURUI, 89] - S. Furui. Digital Speech Processing, Synthesis and Recognition. Mareei Decker Inc., NY. 1989.</text:span></text:p>
        <text:p text:style-name="P9"/>
        <text:p text:style-name="P22">[GISH, 94] - GISH, H.; SCHMIDT. M. Text-independent speaker identification. IEEE Signal Processing Magazine, v.l 1, n.4, p. 18-32, Oct. 1994.</text:p>
        <text:p text:style-name="P9"/>
        <text:p text:style-name="P9"><text:span text:style-name="T12">[HATON, 81] - HATON, J.P. Automatic Speech Analysis and Recognition. Proceedings of the NATO, France, 1981.</text:span></text:p>
        <text:p text:style-name="P9"/>
        <text:p text:style-name="P22">[JACOBS, 88] - JACOBS, RA. Increased rates of convergence through learning rate adaptation. Neural Networks, vol.l, pp.295-307, 1988.</text:p>
        <text:p text:style-name="P9"/>
        <text:p text:style-name="P9"><text:span text:style-name="T12">[JORDAN.86] - JORDAN, M Serial Order: A Parallel Distributed Approach. Institute for Cognitive Science Report 8604, University of Califórnia. San Diego, 1986.</text:span></text:p>
        <text:p text:style-name="P9"/>
        <text:p text:style-name="P9"><text:span text:style-name="T12">[MAGNI, 98] - MAGNI, A.B. Reconhecimento automático do locutor com coeficientes Mel-Cepstrais e redes neurais artificiais. São Paulo, I38p., Dissertação de Mestrado, EPUSP, 1998.</text:span></text:p>
        <text:p text:style-name="P9"/>
        <text:p text:style-name="P22">[PICONE, 93] - PICONE, J.W. Signal modeling techniques in specch recognition. Proceedings of the IEEE, v.8l, n.9, p.1215-47, Sept. 1993.</text:p>
        <text:p text:style-name="P9"/>
        <text:p text:style-name="P9"><text:span text:style-name="T12">[SAMBUR. 75] - SAMBUR, M.R. Selection of acoustic features for speaker identification. IEEE Transactíons on Acoustics, Speech and Signal Processing, v.23, n.2, p. 176-82, Apr. 1975.</text:span></text:p>
        <text:p text:style-name="P9"/>
        <text:p text:style-name="P9"><text:span text:style-name="T12">[TMOSZCZUK. 98] - TMOSZCZUK, A.P. Reconhecimento automático do locutor com redes neurais artificiais do tipo radial basis function (RBF) e Minimal Temporal Information (MTI). São Paulo, Dissertação de Mestrado, 135p. EPUSP, 1998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Resumo" style:family="paragraph" style:parent-style-name="Standard" style:next-style-name="Palavraschave">
      <style:paragraph-properties fo:margin="100%" fo:margin-left="0.635cm" fo:margin-right="0.635cm" fo:margin-top="0cm" fo:margin-bottom="0.564cm" fo:text-indent="0cm" style:auto-text-indent="false"/>
      <style:text-properties fo:font-size="8pt" style:font-size-asian="8pt"/>
    </style:style>
    <style:style style:name="Palavraschave" style:family="paragraph" style:parent-style-name="Resumo" style:next-style-name="Secao"/>
    <style:style style:name="Secao" style:family="paragraph" style:parent-style-name="Standard" style:next-style-name="Texto_5f_depois_5f_de_5f_cabecalho">
      <style:paragraph-properties fo:margin-top="0cm" fo:margin-bottom="0.494cm" fo:text-align="center" style:justify-single-word="false" fo:keep-with-next="always"/>
      <style:text-properties fo:font-weight="bold" style:font-weight-asian="bold"/>
    </style:style>
    <style:style style:name="Text" style:family="paragraph" style:parent-style-name="Standard" style:class="extra">
      <style:paragraph-properties fo:margin="100%" fo:margin-left="0cm" fo:margin-right="0cm" fo:margin-top="0cm" fo:margin-bottom="0.035cm" fo:text-indent="0.635cm" style:auto-text-indent="false"/>
    </style:style>
    <style:style style:name="Texto_5f_depois_5f_de_5f_cabecalho" style:display-name="Texto_depois_de_cabecalho" style:family="paragraph" style:parent-style-name="Text" style:next-style-name="Text">
      <style:paragraph-properties fo:margin="100%" fo:margin-left="0cm" fo:margin-right="0cm" fo:text-indent="0cm" style:auto-text-indent="false"/>
    </style:style>
    <style:style style:name="Autores" style:family="paragraph" style:parent-style-name="Standard" style:next-style-name="Afiliacao">
      <style:paragraph-properties fo:margin-top="0cm" fo:margin-bottom="0.318cm" fo:text-align="center" style:justify-single-word="false"/>
      <style:text-properties fo:font-variant="small-caps" fo:language="zxx" fo:country="none" style:language-asian="zxx" style:country-asian="none"/>
    </style:style>
    <style:style style:name="Afiliacao" style:family="paragraph" style:parent-style-name="Standard" style:next-style-name="Autores">
      <style:paragraph-properties fo:margin-top="0cm" fo:margin-bottom="0.564cm" fo:text-align="center" style:justify-single-word="false"/>
      <style:text-properties fo:language="zxx" fo:country="none" fo:font-style="italic" style:language-asian="zxx" style:country-asian="none" style:font-style-asian="italic"/>
    </style:style>
    <style:style style:name="Default_20_Paragraph_20_Font1" style:display-name="Default Paragraph Font1" style:family="paragraph" style:next-style-name="Standard">
      <style:paragraph-properties fo:orphans="0" fo:widows="0" style:text-autospace="none"/>
      <style:text-properties style:use-window-font-color="true" style:font-name="Times" fo:font-size="10pt" fo:language="en" fo:country="US" style:font-name-asian="Times New Roman" style:font-size-asian="10pt" style:font-name-complex="Times" style:font-size-complex="10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9T14:23:54.42</meta:creation-date>
    <dc:date>2012-04-24T01:01:29.59</dc:date>
    <meta:editing-duration>PT55M58S</meta:editing-duration>
    <meta:editing-cycles>8</meta:editing-cycles>
    <meta:generator>LibreOffice/3.5$Windows_x86 LibreOffice_project/7e68ba2-a744ebf-1f241b7-c506db1-7d53735</meta:generator>
    <meta:document-statistic meta:table-count="1" meta:image-count="0" meta:object-count="0" meta:page-count="2" meta:paragraph-count="50" meta:word-count="1084" meta:character-count="7321" meta:non-whitespace-character-count="6285"/>
  </office:meta>
</office:document-meta>
</file>